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orizontal_20_Line">
      <style:text-properties officeooo:paragraph-rsid="0040207b"/>
    </style:style>
    <style:style style:name="P3" style:family="paragraph" style:parent-style-name="Standard">
      <style:text-properties officeooo:paragraph-rsid="0040207b"/>
    </style:style>
    <style:style style:name="P4" style:family="paragraph" style:parent-style-name="Text_20_body">
      <style:text-properties officeooo:paragraph-rsid="0040207b"/>
    </style:style>
    <style:style style:name="P5" style:family="paragraph" style:parent-style-name="Text_20_body">
      <style:text-properties officeooo:rsid="0040207b" officeooo:paragraph-rsid="0040207b"/>
    </style:style>
    <style:style style:name="P6" style:family="paragraph" style:parent-style-name="Text_20_body">
      <style:text-properties officeooo:paragraph-rsid="0068c4dd"/>
    </style:style>
    <style:style style:name="P7" style:family="paragraph" style:parent-style-name="Text_20_body" style:list-style-name="OrgBulletedList"/>
    <style:style style:name="P8" style:family="paragraph" style:parent-style-name="Text_20_body" style:list-style-name="OrgBulletedList">
      <style:text-properties officeooo:paragraph-rsid="005e19e2"/>
    </style:style>
    <style:style style:name="P9" style:family="paragraph" style:parent-style-name="Text_20_body" style:list-style-name="OrgBulletedList">
      <style:text-properties officeooo:paragraph-rsid="00418e29"/>
    </style:style>
    <style:style style:name="P10" style:family="paragraph" style:parent-style-name="Text_20_body" style:list-style-name="OrgBulletedList">
      <style:text-properties officeooo:paragraph-rsid="000c2b3f"/>
    </style:style>
    <style:style style:name="P11" style:family="paragraph" style:parent-style-name="Text_20_body" style:list-style-name="OrgBulletedList">
      <style:text-properties officeooo:paragraph-rsid="000d9897"/>
    </style:style>
    <style:style style:name="P12" style:family="paragraph" style:parent-style-name="Text_20_body" style:list-style-name="OrgBulletedList">
      <style:text-properties officeooo:paragraph-rsid="005ffd05"/>
    </style:style>
    <style:style style:name="P13" style:family="paragraph" style:parent-style-name="Text_20_body" style:list-style-name="OrgBulletedList">
      <style:text-properties officeooo:paragraph-rsid="006f06a6"/>
    </style:style>
    <style:style style:name="P14" style:family="paragraph" style:parent-style-name="Text_20_body" style:list-style-name="OrgBulletedList">
      <style:text-properties officeooo:paragraph-rsid="007211ca"/>
    </style:style>
    <style:style style:name="T1" style:family="text">
      <style:text-properties officeooo:rsid="00133ee8"/>
    </style:style>
    <style:style style:name="T2" style:family="text">
      <style:text-properties officeooo:rsid="00173fe6"/>
    </style:style>
    <style:style style:name="T3" style:family="text">
      <style:text-properties officeooo:rsid="001b211d"/>
    </style:style>
    <style:style style:name="T4" style:family="text">
      <style:text-properties officeooo:rsid="001bed21"/>
    </style:style>
    <style:style style:name="T5" style:family="text">
      <style:text-properties officeooo:rsid="001d6c4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2a6099" loext:opacity="100%"/>
    </style:style>
    <style:style style:name="T8" style:family="text">
      <style:text-properties fo:color="#2a6099" loext:opacity="100%" officeooo:rsid="004967b4"/>
    </style:style>
    <style:style style:name="T9" style:family="text">
      <style:text-properties fo:color="#2a6099" loext:opacity="100%" officeooo:rsid="0054a397"/>
    </style:style>
    <style:style style:name="T10" style:family="text">
      <style:text-properties fo:color="#611729" loext:opacity="100%"/>
    </style:style>
    <style:style style:name="T11" style:family="text">
      <style:text-properties fo:color="#333333" loext:opacity="100%"/>
    </style:style>
    <style:style style:name="T12" style:family="text">
      <style:text-properties fo:color="#333333" loext:opacity="100%" fo:font-weight="bold" style:font-weight-asian="bold" style:font-weight-complex="bold"/>
    </style:style>
    <style:style style:name="T13" style:family="text">
      <style:text-properties fo:color="#333333" loext:opacity="100%" fo:font-weight="bold" officeooo:rsid="005e19e2" style:font-weight-asian="bold" style:font-weight-complex="bold"/>
    </style:style>
    <style:style style:name="T14" style:family="text">
      <style:text-properties officeooo:rsid="003a39f2"/>
    </style:style>
    <style:style style:name="T15" style:family="text">
      <style:text-properties officeooo:rsid="003bff49"/>
    </style:style>
    <style:style style:name="T16" style:family="text">
      <style:text-properties officeooo:rsid="003cb7f9"/>
    </style:style>
    <style:style style:name="T17" style:family="text">
      <style:text-properties officeooo:rsid="0052f1dc"/>
    </style:style>
    <style:style style:name="T18" style:family="text">
      <style:text-properties officeooo:rsid="00624cca"/>
    </style:style>
    <style:style style:name="T19" style:family="text">
      <style:text-properties officeooo:rsid="006f06a6"/>
    </style:style>
    <style:style style:name="T20" style:family="text">
      <style:text-properties officeooo:rsid="00738422"/>
    </style:style>
    <style:style style:name="T21" style:family="text">
      <style:text-properties officeooo:rsid="00754f26"/>
    </style:style>
    <style:style style:name="T22" style:family="text">
      <style:text-properties officeooo:rsid="00788938"/>
    </style:style>
  </office:automatic-styles>
  <office:body>
    <office:text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Text_20_body"><text:span text:style-name="Bold"><text:span text:style-name="T11">Euber Alexandre de Sousa Barbosa</text:span></text:span><text:span text:style-name="T10"> </text:span></text:p>
      <text:p text:style-name="P6"><text:a xlink:type="simple" xlink:href="https://www.linkedin.com/in/easbarba/" text:style-name="Internet_20_link" text:visited-style-name="Visited_20_Internet_20_Link"><text:span text:style-name="T8">linkedin.com/in/easbarba</text:span></text:a> | <text:a xlink:type="simple" xlink:href="mailto:easbarba@outlook.com?subject=Vagas" text:style-name="Internet_20_link" text:visited-style-name="Visited_20_Internet_20_Link"><text:span text:style-name="T9">easbarba@outlook.com</text:span></text:a><text:span text:style-name="T7"> </text:span></text:p>
      <text:p text:style-name="Text_20_body"/>
      <text:p text:style-name="P5">SOBRE</text:p>
      <text:p text:style-name="P2"/>
      <text:p text:style-name="P3">Seguindo a filosofia Unix - simplicidade, claridade e frugalidade - como norte, busco criar sistemas simples e usáveis com foco em usuários experientes e extensivo uso de ferramentas CLI.</text:p>
      <text:p text:style-name="P4"/>
      <text:p text:style-name="Text_20_body"><text:span text:style-name="Bold"><text:span text:style-name="T6">HABILIDADES</text:span></text:span> </text:p>
      <text:p text:style-name="Horizontal_20_Line"/>
      <text:list xml:id="list3473023625" text:style-name="OrgBulletedList">
        <text:list-item>
          <text:p text:style-name="P7"><text:span text:style-name="Bold"><text:span text:style-name="T11">linguagens</text:span></text:span>: JavaScript, Ruby, Guile <text:span text:style-name="T5">Scheme</text:span>, <text:span text:style-name="T4">Emacs-Lisp,</text:span> Awk.</text:p>
        </text:list-item>
        <text:list-item>
          <text:p text:style-name="P7"><text:span text:style-name="Bold"><text:span text:style-name="T11">frameworks</text:span></text:span>: Vuejs.</text:p>
        </text:list-item>
        <text:list-item>
          <text:p text:style-name="P7"><text:span text:style-name="Bold"><text:span text:style-name="T11">unit-test</text:span></text:span>: <text:span text:style-name="T16">Mocha</text:span>, <text:span text:style-name="T3">Rspec</text:span>.</text:p>
        </text:list-item>
        <text:list-item>
          <text:p text:style-name="P7"><text:span text:style-name="Bold"><text:span text:style-name="T11">distros</text:span></text:span>: Debian, Fedora, Arch.</text:p>
        </text:list-item>
        <text:list-item>
          <text:p text:style-name="P7"><text:span text:style-name="Bold"><text:span text:style-name="T11">script</text:span></text:span>: GNU Sed, Bash, find, fish shell.</text:p>
        </text:list-item>
        <text:list-item>
          <text:p text:style-name="P7"><text:span text:style-name="Bold"><text:span text:style-name="T11">infra</text:span></text:span>: dockerfile, docker-compose, podman, vagrantfile, qemu/kvm.</text:p>
        </text:list-item>
        <text:list-item>
          <text:p text:style-name="P7"><text:span text:style-name="Bold"><text:span text:style-name="T11">git</text:span></text:span>: merge, rebase, format-patch.</text:p>
        </text:list-item>
        <text:list-item>
          <text:p text:style-name="P8"><text:span text:style-name="T13">i</text:span><text:span text:style-name="T12">nglês</text:span>: <text:span text:style-name="T1">a</text:span>tivo(Intermediário), <text:span text:style-name="T1">p</text:span>assivo(Avancado).</text:p>
        </text:list-item>
      </text:list>
      <text:p text:style-name="Text_20_body"><text:span text:style-name="Bold"/></text:p>
      <text:p text:style-name="Text_20_body"><text:span text:style-name="Bold"><text:span text:style-name="T6">PROJETOS</text:span></text:span> </text:p>
      <text:p text:style-name="Horizontal_20_Line"/>
      <text:list xml:id="list20134639787161" text:style-name="OrgBulletedList">
        <text:list-item>
          <text:p text:style-name="P14"><text:span text:style-name="Bold"><text:span text:style-name="T12">distro.js</text:span></text:span><text:span text:style-name="T6">:</text:span> <text:span text:style-name="T19">unified</text:span> commands to manage <text:span text:style-name="T19">system </text:span>packages <text:span text:style-name="T19">of</text:span> distributions boxes.</text:p>
          <text:list>
            <text:list-header>
              <text:p text:style-name="P9">nodejs, <text:span text:style-name="T14">typescript, mocha</text:span>, json, docker | <text:a xlink:type="simple" xlink:href="https://github.com/easbarba/distro.js" text:style-name="Internet_20_link" text:visited-style-name="Visited_20_Internet_20_Link"><text:span text:style-name="T7">github.com/easbarba/distro.js</text:span></text:a></text:p>
              <text:p text:style-name="P9"><text:span text:style-name="Bold"><text:span text:style-name="T12"/></text:span></text:p>
            </text:list-header>
          </text:list>
        </text:list-item>
        <text:list-item>
          <text:p text:style-name="P13"><text:span text:style-name="Bold"><text:span text:style-name="T12">distro</text:span></text:span>: <text:span text:style-name="T19">unified</text:span> commands to manage <text:span text:style-name="T19">system </text:span>packages <text:span text:style-name="T19">of</text:span> distributions boxes. </text:p>
          <text:list>
            <text:list-header>
              <text:p text:style-name="P10">ruby, rspec, yaml, docker | <text:a xlink:type="simple" xlink:href="https://github.com/easbarba/distro" text:style-name="Internet_20_link" text:visited-style-name="Visited_20_Internet_20_Link"><text:span text:style-name="T7">github.com/easbarba/distro</text:span></text:a></text:p>
              <text:p text:style-name="P10"/>
            </text:list-header>
          </text:list>
        </text:list-item>
        <text:list-item>
          <text:p text:style-name="P11"><text:span text:style-name="Bold"><text:span text:style-name="T12">floss</text:span></text:span>: <text:span text:style-name="T20">m</text:span>anage <text:span text:style-name="T21">floss p</text:span>rojects repositories <text:span text:style-name="T22">made easy</text:span>. </text:p>
          <text:list>
            <text:list-header>
              <text:p text:style-name="P11">ruby, rspec, <text:span text:style-name="T15">csv</text:span>, docker | <text:a xlink:type="simple" xlink:href="https://github.com/easbarba/floss" text:style-name="Internet_20_link" text:visited-style-name="Visited_20_Internet_20_Link"><text:span text:style-name="T7">github.com/easbarba/floss</text:span></text:a></text:p>
            </text:list-header>
          </text:list>
        </text:list-item>
      </text:list>
      <text:p text:style-name="Text_20_body"/>
      <text:p text:style-name="Text_20_body">Também coopero com projetos de extensões Emacs, pacotes <text:span text:style-name="T18">Guile e do </text:span>Guix.</text:p>
      <text:p text:style-name="Text_20_body"><text:span text:style-name="Bold"/></text:p>
      <text:p text:style-name="Text_20_body">EDUCAÇÃO</text:p>
      <text:p text:style-name="Horizontal_20_Line"/>
      <text:list xml:id="list20134789007364" text:style-name="OrgBulletedList">
        <text:list-item>
          <text:p text:style-name="P7">Ciência da Computação @ Estacio <text:span text:style-name="T2">[</text:span>Cursando<text:span text:style-name="T2">] </text:span><text:span text:style-name="T17"><text:s/></text:span></text:p>
        </text:list-item>
        <text:list-item>
          <text:p text:style-name="P12">Direito @ IESB <text:span text:style-name="T2">[</text:span>Trancado<text:span text:style-name="T2">]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Bullet_5f_20_5f_Symbols" loext:num-list-format="%2%." style:num-suffix="." text:bullet-char="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loext:num-list-format="%3%." style:num-suffix="." text:bullet-char="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loext:num-list-format="%4%." style:num-suffix="." text:bullet-char="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loext:num-list-format="%5%." style:num-suffix="." text:bullet-char="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loext:num-list-format="%6%." style:num-suffix="." text:bullet-char="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loext:num-list-format="%7%." style:num-suffix="." text:bullet-char="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loext:num-list-format="%8%." style:num-suffix="." text:bullet-char="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loext:num-list-format="%9%." style:num-suffix="." text:bullet-char="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loext:num-list-format="%10%." style:num-suffix="." text:bullet-char="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text:s/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text:s/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rba</meta:initial-creator>
    <meta:generator>LibreOffice/7.2.5.2.0$Linux_X86_64 LibreOffice_project/20$Build-2</meta:generator>
    <meta:keyword/>
    <dc:subject/>
    <dc:title>Resume</dc:title>
    <dc:date>2022-01-12T17:25:23.714583655</dc:date>
    <meta:editing-duration>PT58M2S</meta:editing-duration>
    <meta:editing-cycles>84</meta:editing-cycles>
    <meta:document-statistic meta:table-count="0" meta:image-count="0" meta:object-count="0" meta:page-count="1" meta:paragraph-count="29" meta:word-count="166" meta:character-count="1167" meta:non-whitespace-character-count="1035"/>
  </office:meta>
</office:document-meta>
</file>